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frique 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ext:soft-page-break/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oft-page-break/>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32</meta:editing-cycles>
    <meta:editing-duration>PT10H53M29S</meta:editing-duration>
    <dc:date>2019-11-21T16:12:04.114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